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" svg:font-family="FreeMono" style:font-adornments="Negrita itálica" style:font-family-generic="modern" style:font-pitch="fixed"/>
    <style:font-face style:name="FreeMono3" svg:font-family="FreeMono" style:font-family-generic="modern" style:font-pitch="variable"/>
    <style:font-face style:name="FreeMono1" svg:font-family="FreeMono" style:font-adornments="Negrita" style:font-family-generic="modern" style:font-pitch="variable"/>
    <style:font-face style:name="FreeMono2" svg:font-family="FreeMono" style:font-adornments="Normal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officeooo:rsid="00178330" officeooo:paragraph-rsid="00178330"/>
    </style:style>
    <style:style style:name="P4" style:family="paragraph" style:parent-style-name="_21_Enunciado" style:master-page-name="HTML">
      <style:paragraph-properties style:page-number="auto"/>
      <style:text-properties fo:color="#ff0000" loext:opacity="100%" style:font-name="FreeMono1" fo:font-size="12pt" fo:font-weight="bold" officeooo:rsid="002088a9" officeooo:paragraph-rsid="002088a9"/>
    </style:style>
    <style:style style:name="P5" style:family="paragraph" style:parent-style-name="_21_Enunciado">
      <style:text-properties officeooo:rsid="00178330" officeooo:paragraph-rsid="00232a8a"/>
    </style:style>
    <style:style style:name="P6" style:family="paragraph" style:parent-style-name="_21_Enunciado">
      <style:text-properties officeooo:paragraph-rsid="00232a8a"/>
    </style:style>
    <style:style style:name="P7" style:family="paragraph" style:parent-style-name="_21_Enunciado">
      <style:text-properties officeooo:paragraph-rsid="0026eec3"/>
    </style:style>
    <style:style style:name="P8" style:family="paragraph" style:parent-style-name="_21_Enunciado">
      <style:paragraph-properties fo:break-before="page"/>
      <style:text-properties officeooo:rsid="00178330" officeooo:paragraph-rsid="0026eec3"/>
    </style:style>
    <style:style style:name="P9" style:family="paragraph" style:parent-style-name="_21_Respuesta">
      <style:text-properties officeooo:rsid="0022850b" officeooo:paragraph-rsid="0022850b"/>
    </style:style>
    <style:style style:name="P10" style:family="paragraph" style:parent-style-name="_21_Respuesta">
      <style:text-properties officeooo:paragraph-rsid="0022850b"/>
    </style:style>
    <style:style style:name="P11" style:family="paragraph" style:parent-style-name="_21_Respuesta">
      <style:text-properties officeooo:paragraph-rsid="00232a8a"/>
    </style:style>
    <style:style style:name="P12" style:family="paragraph" style:parent-style-name="_21_Respuesta">
      <style:text-properties officeooo:rsid="0024a280" officeooo:paragraph-rsid="0024a280"/>
    </style:style>
    <style:style style:name="P13" style:family="paragraph" style:parent-style-name="_21_Respuesta">
      <style:text-properties officeooo:rsid="0024a280" officeooo:paragraph-rsid="00263ac1"/>
    </style:style>
    <style:style style:name="P14" style:family="paragraph" style:parent-style-name="_21_Respuesta">
      <style:text-properties officeooo:rsid="00276337" officeooo:paragraph-rsid="00276337"/>
    </style:style>
    <style:style style:name="P15" style:family="paragraph" style:parent-style-name="_21_Respuesta">
      <style:text-properties officeooo:rsid="0028711f" officeooo:paragraph-rsid="0028711f"/>
    </style:style>
    <style:style style:name="T1" style:family="text">
      <style:text-properties style:font-name="FreeMono3" fo:font-size="11pt" style:font-size-asian="11pt" style:font-size-complex="11pt"/>
    </style:style>
    <style:style style:name="T2" style:family="text">
      <style:text-properties style:font-name="FreeMono3" fo:font-size="11pt" officeooo:rsid="0011b881" style:font-size-asian="11pt" style:font-size-complex="11pt"/>
    </style:style>
    <style:style style:name="T3" style:family="text">
      <style:text-properties style:font-name="FreeMono3" fo:font-size="11pt" officeooo:rsid="001c4cd6" style:font-size-asian="11pt" style:font-size-complex="11pt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style:font-name="FreeMono1" fo:font-size="12pt" fo:font-weight="bold" officeooo:rsid="00232a8a"/>
    </style:style>
    <style:style style:name="T6" style:family="text">
      <style:text-properties fo:color="#ff0000" loext:opacity="100%" style:font-name="FreeMono1" fo:font-size="12pt" fo:font-weight="bold" officeooo:rsid="0026eec3"/>
    </style:style>
    <style:style style:name="T7" style:family="text">
      <style:text-properties officeooo:rsid="002088a9"/>
    </style:style>
    <style:style style:name="T8" style:family="text">
      <style:text-properties fo:color="#00a933" loext:opacity="100%"/>
    </style:style>
    <style:style style:name="T9" style:family="text">
      <style:text-properties fo:color="#00a933" loext:opacity="100%" officeooo:rsid="0026eec3"/>
    </style:style>
    <style:style style:name="T10" style:family="text">
      <style:text-properties fo:color="#00a933" loext:opacity="100%" style:font-name="FreeMono1" fo:font-size="12pt" fo:font-weight="bold" officeooo:rsid="0026eec3"/>
    </style:style>
    <style:style style:name="T11" style:family="text">
      <style:text-properties officeooo:rsid="0022850b"/>
    </style:style>
    <style:style style:name="T12" style:family="text">
      <style:text-properties officeooo:rsid="00232a8a"/>
    </style:style>
    <style:style style:name="T13" style:family="text">
      <style:text-properties style:font-name="FreeMono2" fo:font-size="12pt"/>
    </style:style>
    <style:style style:name="T14" style:family="text">
      <style:text-properties style:font-name="FreeMono2" fo:font-size="12pt" officeooo:rsid="00232a8a"/>
    </style:style>
    <style:style style:name="T15" style:family="text">
      <style:text-properties style:font-name="FreeMono2" fo:font-size="12pt" officeooo:rsid="00263ac1"/>
    </style:style>
    <style:style style:name="T16" style:family="text">
      <style:text-properties style:font-name="FreeMono2" fo:font-size="12pt" officeooo:rsid="00297ecc"/>
    </style:style>
    <style:style style:name="T17" style:family="text">
      <style:text-properties officeooo:rsid="00263ac1"/>
    </style:style>
    <style:style style:name="T18" style:family="text">
      <style:text-properties officeooo:rsid="00271c51"/>
    </style:style>
    <style:style style:name="T19" style:family="text">
      <style:text-properties fo:color="#0000ff" loext:opacity="100%" style:font-name="FreeMono1" fo:font-size="12pt" fo:font-weight="bold" officeooo:rsid="00271c51"/>
    </style:style>
    <style:style style:name="T20" style:family="text">
      <style:text-properties officeooo:rsid="00297e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NTF</text:p>
      <text:p text:style-name="P3"><text:span text:style-name="T4">1.-</text:span> Encuentre el error en cada uno de los siguientes enunciados, y explique cómo se puede corregir.</text:p>
      <text:p text:style-name="_21_Enunciado"><text:span text:style-name="T8">a)</text:span> La siguiente instrucción debe imprimir el carácter 'c'</text:p>
      <text:p text:style-name="_21_Enunciado">System.out.printf("%c\n","c");</text:p>
      <text:p text:style-name="P9">Remplazando las comillas dobles en la letra “c” con comillas simples <text:span text:style-name="T12">o indicando que es de tipo String</text:span>.</text:p>
      <text:p text:style-name="_21_Respuesta">System.out.printf("%c\n",’c’);</text:p>
      <text:p text:style-name="P11">System.out.printf("%<text:span text:style-name="T14">s</text:span>\n",”c”);</text:p>
      <text:p text:style-name="_21_Enunciado"><text:span text:style-name="T8">b)</text:span> La siguiente instrucción debe imprimir 9.37%</text:p>
      <text:p text:style-name="_21_Enunciado">System.out.printf("%.3f%",9.375);</text:p>
      <text:p text:style-name="P9">Cambiando el número de decimales de 3 a 2.</text:p>
      <text:p text:style-name="_21_Respuesta">System.out.printf("%.<text:span text:style-name="T11">2</text:span>f%",9.375);</text:p>
      <text:p text:style-name="_21_Enunciado"><text:span text:style-name="T8">c)</text:span> La siguiente instrucción debe imprimir Mie</text:p>
      <text:p text:style-name="_21_Enunciado">System.out.printf("%2$s\n","Lun","Mar","Mie","Jue","Vie");</text:p>
      <text:p text:style-name="P9">Cambiando la posición del dato que queremos imprimir, de 2 a 3.</text:p>
      <text:p text:style-name="_21_Respuesta">System.out.printf("%<text:span text:style-name="T11">3</text:span>$s\n","Lun","Mar","Mie","Jue","Vie");</text:p>
      <text:p text:style-name="_21_Enunciado"><text:span text:style-name="T8">d)</text:span> System.out.printf(""Una cadena entre comillas"");</text:p>
      <text:p text:style-name="P9">Si queremos que imprima las comillas dobles, utilizaremos \”.</text:p>
      <text:p text:style-name="P10">System.out.printf(“<text:span text:style-name="T11">\”</text:span>Una cadena entre comillas<text:span text:style-name="T11">\”</text:span>");</text:p>
      <text:p text:style-name="_21_Enunciado"><text:span text:style-name="T8">e)</text:span> System.out.printf( %d %d, 12,20);</text:p>
      <text:p text:style-name="P9">Incluimos en que posición está el dato que queremos imprimir en cada caso.</text:p>
      <text:p text:style-name="_21_Respuesta">System.out.printf( %<text:span text:style-name="T11">1$</text:span>d %<text:span text:style-name="T11">2$</text:span>d, 12,20);</text:p>
      <text:p text:style-name="_21_Enunciado"><text:span text:style-name="T8">f)</text:span> System.out.printf("%s\n",'Richard');</text:p>
      <text:p text:style-name="P9">Las cadenas de caracteres se escriben con comillas dobles.</text:p>
      <text:p text:style-name="_21_Respuesta">System.out.printf("%s\n",”Richard”);</text:p>
      <text:p text:style-name="_21_Enunciado"/>
      <text:p text:style-name="P5"><text:span text:style-name="T5">2</text:span><text:span text:style-name="T4">.-</text:span> Escriba una instrucción para cada uno de los siguientes casos:</text:p>
      <text:p text:style-name="P6"><text:span text:style-name="T8">a)</text:span> Imprimir 1234 justificado a la derecha, en un campo de 10 dígitos.</text:p>
      <text:p text:style-name="P12">System.out.printf(%-d, <text:span text:style-name="T13">1234</text:span>);</text:p>
      <text:p text:style-name="P6"><text:span text:style-name="T8">a)</text:span> Imprimir 3.333333 con un signo(+ o –) en un campo de 20 caracteres, con una precisión de 3.</text:p>
      <text:p text:style-name="P13">System.out.printf(%<text:span text:style-name="T15">+20.3f</text:span>, <text:span text:style-name="T15">3.333333</text:span>);</text:p>
      <text:p text:style-name="P8"><text:span text:style-name="T6">3</text:span><text:span text:style-name="T4">.-</text:span> Escribe el resultado de las siguientes instrucciones:</text:p>
      <text:p text:style-name="P7"><text:span text:style-name="T8">a)</text:span> </text:p>
      <text:p text:style-name="_21_Enunciado"><text:span text:style-name="T19">i</text:span>nt a,b;</text:p>
      <text:p text:style-name="_21_Enunciado">a = 2;</text:p>
      <text:p text:style-name="_21_Enunciado">b = 4;</text:p>
      <text:p text:style-name="_21_Enunciado">c =(++a * a) == b ?1:0;</text:p>
      <text:p text:style-name="_21_Enunciado">System.out.print(c);</text:p>
      <text:p text:style-name="P14">Resultado → 0</text:p>
      <text:p text:style-name="P7"><text:span text:style-name="T10">b</text:span><text:span text:style-name="T8">)</text:span> </text:p>
      <text:p text:style-name="_21_Enunciado">String cad = 3 &gt; 7 / 2 ?”uno”:”dos”;</text:p>
      <text:p text:style-name="_21_Enunciado">System.out.print(cad);</text:p>
      <text:p text:style-name="P15">Resultado → <text:span text:style-name="T16">d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" svg:font-family="FreeMono" style:font-adornments="Negrita itálica" style:font-family-generic="modern" style:font-pitch="fixed"/>
    <style:font-face style:name="FreeMono3" svg:font-family="FreeMono" style:font-family-generic="modern" style:font-pitch="variable"/>
    <style:font-face style:name="FreeMono1" svg:font-family="FreeMono" style:font-adornments="Negrita" style:font-family-generic="modern" style:font-pitch="variable"/>
    <style:font-face style:name="FreeMono2" svg:font-family="FreeMono" style:font-adornments="Normal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2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2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1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2" fo:font-family="FreeMono" style:font-style-name="Normal" style:font-family-generic="modern" style:font-pitch="variable" fo:font-size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MT1" style:family="text">
      <style:text-properties officeooo:rsid="002088a9"/>
    </style:style>
    <style:style style:name="MT2" style:family="text">
      <style:text-properties style:font-name="FreeMono3" fo:font-size="11pt" style:font-size-asian="11pt" style:font-size-complex="11pt"/>
    </style:style>
    <style:style style:name="MT3" style:family="text">
      <style:text-properties style:font-name="FreeMono3" fo:font-size="11pt" officeooo:rsid="0011b881" style:font-size-asian="11pt" style:font-size-complex="11pt"/>
    </style:style>
    <style:style style:name="MT4" style:family="text">
      <style:text-properties style:font-name="FreeMono3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printf</text:file-name><text:s/>- <text:span text:style-name="MT1">PRO</text:span></text:p>
        <text:p text:style-name="MP1"><text:date style:data-style-name="N37" text:date-value="2021-09-27T14:15:25.759999710" text:fixed="true">27/09/21</text:date></text:p>
      </style:header>
      <style:footer>
        <text:p text:style-name="MP2"><text:s text:c="3"/><text:tab/><text:span text:style-name="MT2">Página </text:span><text:span text:style-name="MT2"><text:page-number text:select-page="current">2</text:page-number></text:span><text:span text:style-name="MT2"><text:s/></text:span><text:span text:style-name="MT3">de </text:span><text:span text:style-name="MT3"><text:page-count>2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9T00:10:00</meta:creation-date>
    <meta:editing-duration>PT23M28S</meta:editing-duration>
    <meta:editing-cycles>15</meta:editing-cycles>
    <meta:generator>LibreOffice/7.1.4.2$Windows_X86_64 LibreOffice_project/a529a4fab45b75fefc5b6226684193eb000654f6</meta:generator>
    <dc:date>2021-09-27T14:39:00.392000000</dc:date>
    <meta:initial-creator>maria</meta:initial-creator>
    <meta:document-statistic meta:table-count="0" meta:image-count="0" meta:object-count="0" meta:page-count="2" meta:paragraph-count="44" meta:word-count="238" meta:character-count="1742" meta:non-whitespace-character-count="1531"/>
  </office:meta>
</office:document-meta>
</file>